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A00002F6A0000297D439F2045.svm"/>
  <manifest:file-entry manifest:media-type="image/png" manifest:full-path="Pictures/1000000000000640000004B02C5236E4.png"/>
  <manifest:file-entry manifest:media-type="image/png" manifest:full-path="Pictures/10000201000004000000030018E8C624.png"/>
  <manifest:file-entry manifest:media-type="image/png" manifest:full-path="Pictures/10000000000001950000005AA5E987D2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draw:fill="none" draw:fill-color="#ffffff" draw:auto-grow-width="true" fo:min-height="0.935cm" fo:min-width="5.8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stroke="none" draw:fill="none" draw:fill-color="#ffffff" draw:auto-grow-width="true" fo:min-height="0.935cm" fo:min-width="4.332cm"/>
    </style:style>
    <style:style style:name="pr1" style:family="presentation" style:parent-style-name="GlossyUbuntu-subtitle">
      <style:graphic-properties draw:fill-color="#ffffff" fo:min-height="18.522cm"/>
    </style:style>
    <style:style style:name="pr2" style:family="presentation" style:parent-style-name="GlossyUbuntu-notes">
      <style:graphic-properties draw:fill-color="#ffffff" draw:auto-grow-height="true" fo:min-height="12.573cm"/>
    </style:style>
    <style:style style:name="pr3" style:family="presentation" style:parent-style-name="GlossyUbuntu-title">
      <style:graphic-properties draw:auto-grow-height="true" fo:min-height="3.507cm"/>
    </style:style>
    <style:style style:name="pr4" style:family="presentation" style:parent-style-name="GlossyUbuntu-notes">
      <style:graphic-properties draw:fill-color="#ffffff" fo:min-height="12.322cm"/>
    </style:style>
    <style:style style:name="pr5" style:family="presentation" style:parent-style-name="GlossyUbuntu-title">
      <style:graphic-properties fo:min-height="3.256cm"/>
    </style:style>
    <style:style style:name="P1" style:family="paragraph">
      <style:text-properties fo:font-family="TakaoPGothic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4c4c4c" fo:font-family="'Century Schoolbook L'" style:font-family-generic="roman" style:font-pitch="variable"/>
    </style:style>
    <style:style style:name="P4" style:family="paragraph">
      <style:text-properties fo:font-family="'Century Schoolbook L'" style:font-family-generic="roman" style:font-pitch="variable"/>
    </style:style>
    <style:style style:name="P5" style:family="paragraph">
      <style:text-properties fo:color="#4c4c4c" fo:font-family="'Century Schoolbook L'" style:font-family-generic="roman" style:font-pitch="variable" fo:font-size="44pt" style:font-size-asian="44pt" style:font-size-complex="44pt"/>
    </style:style>
    <style:style style:name="P6" style:family="paragraph">
      <style:text-properties fo:color="#4c4c4c" fo:font-family="'Century Schoolbook L'" style:font-family-generic="roman" style:font-pitch="variable"/>
    </style:style>
    <style:style style:name="P7" style:family="paragraph">
      <style:text-properties fo:font-family="'Century Schoolbook L'" style:font-family-generic="roman" style:font-pitch="variable" fo:font-size="18pt"/>
    </style:style>
    <style:style style:name="P8" style:family="paragraph">
      <style:text-properties fo:font-size="20pt"/>
    </style:style>
    <style:style style:name="T1" style:family="text">
      <style:text-properties fo:color="#ff3366" fo:font-family="FreeSerif" style:font-family-generic="roman" style:font-pitch="variable" fo:font-size="96pt" style:font-size-asian="96pt" style:font-size-complex="96pt"/>
    </style:style>
    <style:style style:name="T2" style:family="text">
      <style:text-properties fo:font-family="FreeSerif" style:font-family-generic="roman" style:font-pitch="variable" fo:font-size="96pt" style:font-size-asian="96pt" style:font-size-complex="96pt"/>
    </style:style>
    <style:style style:name="T3" style:family="text">
      <style:text-properties fo:font-family="FreeSerif" style:font-family-generic="roman" style:font-pitch="variable" fo:font-size="66pt" style:font-size-asian="66pt" style:font-size-complex="66pt"/>
    </style:style>
    <style:style style:name="T4" style:family="text">
      <style:text-properties fo:color="#0047ff" fo:font-family="TakaoPGothic" style:font-family-generic="swiss" style:font-pitch="variable" fo:font-size="16pt" style:font-size-asian="16pt" style:font-size-complex="16pt"/>
    </style:style>
    <style:style style:name="T5" style:family="text">
      <style:text-properties fo:color="#ff3333" fo:font-family="'Century Schoolbook L'" style:font-family-generic="roman" style:font-pitch="variable"/>
    </style:style>
    <style:style style:name="T6" style:family="text">
      <style:text-properties fo:color="#4c4c4c" fo:font-family="'Century Schoolbook L'" style:font-family-generic="roman" style:font-pitch="variable"/>
    </style:style>
    <style:style style:name="T7" style:family="text">
      <style:text-properties fo:font-family="'Century Schoolbook L'" style:font-family-generic="roman" style:font-pitch="variable"/>
    </style:style>
    <style:style style:name="T8" style:family="text">
      <style:text-properties fo:color="#ff3333" fo:font-family="'Century Schoolbook L'" style:font-family-generic="roman" style:font-pitch="variable" fo:font-size="44pt" style:font-size-asian="44pt" style:font-size-complex="44pt"/>
    </style:style>
    <style:style style:name="T9" style:family="text">
      <style:text-properties fo:color="#4c4c4c" fo:font-family="'Century Schoolbook L'" style:font-family-generic="roman" style:font-pitch="variable" fo:font-size="44pt" style:font-size-asian="44pt" style:font-size-complex="44pt"/>
    </style:style>
    <style:style style:name="T10" style:family="text">
      <style:text-properties fo:font-family="'Century Schoolbook L'" style:font-family-generic="roman" style:font-pitch="variable" fo:font-size="18pt"/>
    </style:style>
    <style:style style:name="T11" style:family="text">
      <style:text-properties fo:color="#ff3333" fo:font-family="'Century Schoolbook L'" style:font-family-generic="roman" style:font-pitch="variable" fo:font-size="18pt"/>
    </style:style>
    <style:style style:name="T12" style:family="text">
      <style:text-properties fo:color="#333333" fo:font-family="'Century Schoolbook L'" style:font-family-generic="roman" style:font-pitch="variable" fo:font-size="18pt"/>
    </style:style>
    <style:style style:name="T13" style:family="text">
      <style:text-properties fo:color="#4c4c4c" fo:font-family="'Century Schoolbook L'" style:font-family-generic="roman" style:font-pitch="variable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GlossyUbuntu" presentation:presentation-page-layout-name="AL1T32">
        <office:forms form:automatic-focus="false" form:apply-design-mode="false"/>
        <draw:frame presentation:style-name="pr1" draw:text-style-name="P1" draw:layer="layout" svg:width="25.199cm" svg:height="18.522cm" svg:x="1.301cm" svg:y="0.125cm" presentation:class="subtitle">
          <draw:text-box>
            <text:p><text:span text:style-name="T1">Self-monthly</text:span><text:span text:style-name="T2"> </text:span><text:span text:style-name="T3">Reporting</text:span></text:p>
            <text:p><text:span text:style-name="T4"/></text:p>
            <text:p><text:span text:style-name="T4">2011/9/3 —— 2011/9/18 </text:span></text:p>
          </draw:text-box>
        </draw:frame>
        <draw:frame draw:style-name="gr1" draw:text-style-name="P2" draw:layer="layout" svg:width="4.445cm" svg:height="2.38cm" svg:x="7.62cm" svg:y="13.935cm">
          <draw:image xlink:href="Pictures/10000000000001950000005AA5E987D2.png" xlink:type="simple" xlink:show="embed" xlink:actuate="onLoad">
            <text:p/>
          </draw:image>
        </draw:frame>
        <draw:frame draw:style-name="gr2" draw:layer="layout" svg:width="6.411cm" svg:height="3.095cm" svg:x="13.307cm" svg:y="14.091cm">
          <draw:text-box>
            <text:list text:style-name="L2">
              <text:list-item>
                <text:p text:id="id1">Website Wireframe</text:p>
              </text:list-item>
              <text:list-item>
                <text:p text:id="id2">Glydr Icons</text:p>
              </text:list-item>
              <text:list-item>
                <text:p text:id="id3">Glydr Name</text:p>
              </text:list-item>
              <text:list-item>
                <text:p text:id="id4">TaxiMeter Trac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5cm" svg:x="3.161cm" svg:y="2.123cm" draw:page-number="1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GlossyUbuntu" presentation:presentation-page-layout-name="AL2T19">
        <office:forms form:automatic-focus="false" form:apply-design-mode="false"/>
        <draw:frame presentation:style-name="pr3" draw:text-style-name="P3" draw:layer="layout" svg:width="25.199cm" svg:height="3.507cm" svg:x="1.301cm" svg:y="0cm" presentation:class="title">
          <draw:text-box>
            <text:p text:style-name="P2"><text:span text:style-name="T5">City</text:span><text:span text:style-name="T6"> Detail</text:span></text:p>
          </draw:text-box>
        </draw:frame>
        <draw:frame draw:style-name="gr4" draw:id="id5" draw:layer="layout" svg:width="25.324cm" svg:height="12.987cm" svg:x="1.346cm" svg:y="5.02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4" draw:id="id6" draw:layer="layout" svg:width="4.832cm" svg:height="1.185cm" svg:x="22.86cm" svg:y="18.981cm">
          <draw:text-box>
            <text:p><text:span text:style-name="T7">Totle: </text:span><text:span text:style-name="T5">254</text:span></text:p>
          </draw:text-box>
        </draw:frame>
        <draw:frame draw:style-name="gr5" draw:text-style-name="P4" draw:id="id7" draw:layer="layout" svg:width="4.832cm" svg:height="1.185cm" svg:x="22.86cm" svg:y="19.05cm">
          <draw:text-box>
            <text:p><text:span text:style-name="T7">Totle: </text:span><text:span text:style-name="T5">326</text:span></text:p>
          </draw:text-box>
        </draw:frame>
        <draw:frame draw:style-name="gr4" draw:layer="layout" svg:width="25.324cm" svg:height="12.987cm" svg:x="1.346cm" svg:y="5.029cm"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6" smil:type="irisWipe" smil:subtype="rectangle" smil:mode="out" smil:direction="reverse"/>
                  <anim:set smil:begin="0.499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7" smil:attributeName="visibility" smil:to="visible"/>
                  <anim:transitionFilter smil:dur="0.5s" smil:targetElement="id7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5cm" svg:x="3.161cm" svg:y="2.123cm" draw:page-number="2" presentation:class="page"/>
          <draw:frame presentation:style-name="pr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" draw:style-name="dp1" draw:master-page-name="GlossyUbuntu" presentation:presentation-page-layout-name="AL3T8">
        <office:forms form:automatic-focus="false" form:apply-design-mode="false"/>
        <draw:frame presentation:style-name="pr5" draw:text-style-name="P5" draw:layer="layout" svg:width="25.199cm" svg:height="3.256cm" svg:x="1.301cm" svg:y="0.525cm" presentation:class="title" presentation:user-transformed="true">
          <draw:text-box>
            <text:p text:style-name="P2"><text:span text:style-name="T8">Action</text:span><text:span text:style-name="T9"> Analytics </text:span></text:p>
          </draw:text-box>
        </draw:frame>
        <draw:frame draw:style-name="gr1" draw:text-style-name="P2" draw:layer="layout" svg:width="12.137cm" svg:height="10.62cm" svg:x="0.635cm" svg:y="4.62cm">
          <draw:image xlink:href="Pictures/2000000A00002F6A0000297D439F2045.svm" xlink:type="simple" xlink:show="embed" xlink:actuate="onLoad">
            <text:p/>
          </draw:image>
        </draw:frame>
        <draw:frame draw:style-name="gr4" draw:id="id8" draw:layer="layout" svg:width="14.349cm" svg:height="10.983cm" svg:x="0.715cm" svg:y="5.53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id="id9" draw:layer="layout" svg:width="11.612cm" svg:height="10.16cm" svg:x="15.875cm" svg:y="6.3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4" draw:layer="layout" svg:width="4.832cm" svg:height="1.185cm" svg:x="0.935cm" svg:y="17.53cm">
          <draw:text-box>
            <text:p><text:span text:style-name="T7"><text:s text:c="4"/></text:span></text:p>
          </draw:text-box>
        </draw:frame>
        <draw:frame draw:style-name="gr5" draw:text-style-name="P4" draw:layer="layout" svg:width="4.832cm" svg:height="1.185cm" svg:x="6.35cm" svg:y="16.595cm">
          <draw:text-box>
            <text:p><text:span text:style-name="T7">Totle: </text:span><text:span text:style-name="T5">61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8" smil:type="fade" smil:subtype="crossfade" smil:mode="out"/>
                  <anim:set smil:begin="1.999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9" smil:attributeName="visibility" smil:to="visible"/>
                  <anim:transitionFilter smil:dur="0.5s" smil:targetElement="id9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9" smil:type="fade" smil:subtype="crossfade" smil:mode="out"/>
                  <anim:set smil:begin="1.999s" smil:dur="0.001s" smil:fill="hold" smil:targetElement="id9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5cm" svg:x="3.161cm" svg:y="2.123cm" draw:page-number="3" presentation:class="page"/>
          <draw:frame presentation:style-name="pr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GlossyUbuntu" presentation:presentation-page-layout-name="AL4T0">
        <office:forms form:automatic-focus="false" form:apply-design-mode="false"/>
        <draw:frame presentation:style-name="pr3" draw:text-style-name="P2" draw:layer="layout" svg:width="25.199cm" svg:height="3.507cm" svg:x="1.301cm" svg:y="0.4cm" presentation:class="title" presentation:user-transformed="true">
          <draw:text-box>
            <text:p text:style-name="P2"><text:span text:style-name="T8">Distance</text:span><text:span text:style-name="T9"> Analytics </text:span></text:p>
          </draw:text-box>
        </draw:frame>
        <draw:frame draw:style-name="gr4" draw:layer="layout" svg:width="15.3cm" svg:height="12.7cm" svg:x="0.019cm" svg:y="5.0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id="id10" draw:layer="layout" svg:width="7.257cm" svg:height="6.35cm" svg:x="16.238cm" svg:y="4.445cm">
          <draw:object xlink:href="./Object 8" xlink:type="simple" xlink:show="embed" xlink:actuate="onLoad"/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0" smil:attributeName="visibility" smil:to="visible"/>
                  <anim:transitionFilter smil:dur="0.5s" smil:targetElement="id10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5cm" svg:x="3.161cm" svg:y="2.123cm" draw:page-number="4" presentation:class="page"/>
          <draw:frame presentation:style-name="pr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GlossyUbuntu" presentation:presentation-page-layout-name="AL3T8">
        <office:forms form:automatic-focus="false" form:apply-design-mode="false"/>
        <draw:frame presentation:style-name="pr3" draw:text-style-name="P6" draw:layer="layout" svg:width="25.199cm" svg:height="3.507cm" svg:x="1.301cm" svg:y="0.5cm" presentation:class="title" presentation:user-transformed="true">
          <draw:text-box>
            <text:p text:style-name="P2"><text:span text:style-name="T6">Downloads in </text:span><text:span text:style-name="T5">Market</text:span></text:p>
          </draw:text-box>
        </draw:frame>
        <draw:frame draw:style-name="gr4" draw:layer="layout" svg:width="23.978cm" svg:height="12.43cm" svg:x="2.392cm" svg:y="4.7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7" draw:id="id11" draw:layer="layout" svg:width="5.785cm" svg:height="1.903cm" svg:x="21.363cm" svg:y="16.991cm">
          <draw:text-box>
            <text:p><text:span text:style-name="T10">Totle: </text:span><text:span text:style-name="T11">458</text:span></text:p>
            <text:p><text:span text:style-name="T12">Average: </text:span><text:span text:style-name="T11">13.4</text:span><text:span text:style-name="T13">/Da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5cm" svg:x="3.161cm" svg:y="2.123cm" draw:page-number="5" presentation:class="page"/>
          <draw:frame presentation:style-name="pr4" draw:text-style-name="P8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GlossyUbuntu" presentation:presentation-page-layout-name="AL3T8">
        <office:forms form:automatic-focus="false" form:apply-design-mode="false"/>
        <draw:frame presentation:style-name="pr3" draw:text-style-name="P6" draw:layer="layout" svg:width="25.199cm" svg:height="3.507cm" svg:x="1.302cm" svg:y="0.501cm" presentation:class="title" presentation:user-transformed="true">
          <draw:text-box>
            <text:p text:style-name="P2"><text:span text:style-name="T6">Downloads in </text:span><text:span text:style-name="T5">BBS</text:span></text:p>
          </draw:text-box>
        </draw:frame>
        <draw:frame draw:style-name="gr4" draw:layer="layout" svg:width="24.13cm" svg:height="12.065cm" svg:x="1.905cm" svg:y="4.9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7" draw:id="id12" draw:layer="layout" svg:width="5.781cm" svg:height="1.903cm" svg:x="21.364cm" svg:y="16.99cm">
          <draw:text-box>
            <text:p><text:span text:style-name="T10">Totle: </text:span><text:span text:style-name="T11">206</text:span></text:p>
            <text:p><text:span text:style-name="T12">Average: </text:span><text:span text:style-name="T11">18.7</text:span><text:span text:style-name="T13">/Da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5cm" svg:x="3.161cm" svg:y="2.123cm" draw:page-number="6" presentation:class="page"/>
          <draw:frame presentation:style-name="pr4" draw:text-style-name="P8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background" xlink:href="Pictures/10000201000004000000030018E8C62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Ubuntu-background" style:family="presentation">
      <style:graphic-properties draw:stroke="none" draw:fill="bitmap" draw:fill-image-name="background" draw:fill-image-width="100%" draw:fill-image-height="100%" style:repeat="stretch"/>
    </style:style>
    <style:style style:name="GlossyUbuntu-backgroundobjects" style:family="presentation">
      <style:graphic-properties draw:shadow="hidden" draw:shadow-offset-x="0.3cm" draw:shadow-offset-y="0.3cm" draw:shadow-color="#808080"/>
    </style:style>
    <style:style style:name="GlossyUbuntu-notes" style:family="presentation">
      <style:graphic-properties draw:stroke="none" draw:fill="none">
        <text:list-style style:name="Glossy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Ubuntu-outline1" style:family="presentation">
      <style:graphic-properties draw:stroke="none" draw:fill="none" draw:fill-image-name="Blue" draw:fill-image-width="0cm" draw:fill-image-height="0cm">
        <text:list-style style:name="Glossy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outline2" style:family="presentation" style:parent-style-name="Glossy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Ubuntu-outline3" style:family="presentation" style:parent-style-name="Glossy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Ubuntu-outline4" style:family="presentation" style:parent-style-name="Glossy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Ubuntu-outline5" style:family="presentation" style:parent-style-name="Glossy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Ubuntu-outline6" style:family="presentation" style:parent-style-name="Glossy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Ubuntu-outline7" style:family="presentation" style:parent-style-name="Glossy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Ubuntu-outline8" style:family="presentation" style:parent-style-name="Glossy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Ubuntu-outline9" style:family="presentation" style:parent-style-name="Glossy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Ubuntu-subtitle" style:family="presentation">
      <style:graphic-properties draw:stroke="none" draw:fill="none" draw:textarea-vertical-align="middle">
        <text:list-style style:name="Glossy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title" style:family="presentation">
      <style:graphic-properties draw:stroke="none" draw:fill="none" draw:textarea-vertical-align="middle">
        <text:list-style style:name="Glossy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draw:fill-image-width="100%" draw:fill-image-height="10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GlossyUbuntu-title">
      <style:graphic-properties draw:fill-color="#ffffff" draw:auto-grow-height="false" fo:min-height="3.507cm"/>
    </style:style>
    <style:style style:name="Mpr5" style:family="presentation" style:parent-style-name="GlossyUbuntu-outline1">
      <style:graphic-properties draw:fill-color="#ffffff" draw:auto-grow-height="false" fo:min-height="13.86cm"/>
    </style:style>
    <style:style style:name="Mpr6" style:family="presentation" style:parent-style-name="GlossyUbuntu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Ubuntu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Ubunt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ossyUbuntu" style:page-layout-name="PM1" draw:style-name="Mdp2">
      <office:forms form:automatic-focus="false" form:apply-design-mode="false"/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Ubuntu-title" draw:layer="backgroundobjects" svg:width="15.265cm" svg:height="10.475cm" svg:x="3.161cm" svg:y="2.123cm" presentation:class="page"/>
        <draw:frame presentation:style-name="GlossyUbuntu-notes" draw:layer="backgroundobjects" svg:width="17.271cm" svg:height="12.572cm" svg:x="2.158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ugh </meta:initial-creator>
    <meta:creation-date>2011-08-18T18:43:06</meta:creation-date>
    <meta:editing-duration>PT77H23M47S</meta:editing-duration>
    <meta:editing-cycles>59</meta:editing-cycles>
    <dc:date>2011-09-26T10:31:51</dc:date>
    <dc:creator>Hugh </dc:creator>
    <meta:generator>OpenOffice.org/3.2$Linux OpenOffice.org_project/320m12$Build-9483</meta:generator>
    <meta:document-statistic meta:object-count="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aecf00" draw:fill-color="#aecf00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83caff" draw:fill-color="#83ca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dash" draw:stroke-dash="Ultrafine_20_Dashed" svg:stroke-width="0.088cm" svg:stroke-color="#0084d1" draw:fill-color="#0084d1"/>
      <style:text-properties fo:font-size="6pt" style:font-size-asian="6pt" style:font-size-complex="6pt"/>
    </style:style>
    <style:style style:name="ch9" style:family="chart">
      <style:chart-properties chart:solid-type="cuboid" chart:symbol-type="named-symbol" chart:symbol-name="arrow-down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79cm" svg:height="12.431cm" xlink:href="." chart:class="chart:line" chart:style-name="ch1">
        <chart:legend chart:legend-position="end" svg:x="21.415cm" svg:y="5.271cm" chart:style-name="ch2"/>
        <chart:plot-area chart:style-name="ch3" chart:data-source-has-labels="both" svg:x="0.479cm" svg:y="0.248cm" svg:width="20.458cm" svg:height="11.687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7" chart:label-cell-address="local-table.$B$1" chart:class="chart:line">
            <chart:data-point chart:repeated="16"/>
          </chart:series>
          <chart:series chart:style-name="ch7" chart:values-cell-range-address="local-table.$C$2:.$C$17" chart:label-cell-address="local-table.$C$1" chart:class="chart:line">
            <chart:data-point chart:repeated="16"/>
          </chart:series>
          <chart:series chart:style-name="ch8" chart:values-cell-range-address="local-table.$D$2:.$D$17" chart:label-cell-address="local-table.$D$1" chart:class="chart:line">
            <chart:data-point chart:repeated="8"/>
            <chart:data-point chart:style-name="ch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apk</text:p>
              </table:table-cell>
              <table:table-cell office:value-type="string">
                <text:p>Gfan</text:p>
              </table:table-cell>
              <table:table-cell office:value-type="string">
                <text:p>Aimi8</text:p>
              </table:table-cell>
            </table:table-row>
          </table:table-header-rows>
          <table:table-rows>
            <table:table-row>
              <table:table-cell office:value-type="string">
                <text:p>08-03</text:p>
              </table:table-cell>
              <table:table-cell office:value-type="float" office:value="303">
                <text:p>303</text:p>
              </table:table-cell>
              <table:table-cell office:value-type="float" office:value="49">
                <text:p>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8-04</text:p>
              </table:table-cell>
              <table:table-cell office:value-type="float" office:value="315">
                <text:p>315</text:p>
              </table:table-cell>
              <table:table-cell office:value-type="float" office:value="49">
                <text:p>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8-05</text:p>
              </table:table-cell>
              <table:table-cell office:value-type="float" office:value="321">
                <text:p>321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8-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07</text:p>
              </table:table-cell>
              <table:table-cell office:value-type="float" office:value="324">
                <text:p>324</text:p>
              </table:table-cell>
              <table:table-cell office:value-type="float" office:value="53">
                <text:p>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8-08</text:p>
              </table:table-cell>
              <table:table-cell office:value-type="float" office:value="325">
                <text:p>325</text:p>
              </table:table-cell>
              <table:table-cell office:value-type="float" office:value="54">
                <text:p>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8-09</text:p>
              </table:table-cell>
              <table:table-cell office:value-type="float" office:value="330">
                <text:p>330</text:p>
              </table:table-cell>
              <table:table-cell office:value-type="float" office:value="56">
                <text:p>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8-10</text:p>
              </table:table-cell>
              <table:table-cell office:value-type="float" office:value="335">
                <text:p>335</text:p>
              </table:table-cell>
              <table:table-cell office:value-type="float" office:value="58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8-11</text:p>
              </table:table-cell>
              <table:table-cell office:value-type="float" office:value="337">
                <text:p>337</text:p>
              </table:table-cell>
              <table:table-cell office:value-type="float" office:value="64">
                <text:p>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8-12</text:p>
              </table:table-cell>
              <table:table-cell office:value-type="float" office:value="340">
                <text:p>340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8-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5</text:p>
              </table:table-cell>
              <table:table-cell office:value-type="float" office:value="348">
                <text:p>348</text:p>
              </table:table-cell>
              <table:table-cell office:value-type="float" office:value="82">
                <text:p>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8-16</text:p>
              </table:table-cell>
              <table:table-cell office:value-type="float" office:value="350">
                <text:p>350</text:p>
              </table:table-cell>
              <table:table-cell office:value-type="float" office:value="82">
                <text:p>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8-17</text:p>
              </table:table-cell>
              <table:table-cell office:value-type="float" office:value="353">
                <text:p>353</text:p>
              </table:table-cell>
              <table:table-cell office:value-type="float" office:value="86">
                <text:p>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8-18</text:p>
              </table:table-cell>
              <table:table-cell office:value-type="float" office:value="355">
                <text:p>355</text:p>
              </table:table-cell>
              <table:table-cell office:value-type="float" office:value="88">
                <text:p>88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aecf00" draw:fill-color="#aecf00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83caff" draw:fill-color="#83ca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0084d1" draw:fill-color="#0084d1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31cm" svg:height="12.066cm" xlink:href="." chart:class="chart:line" chart:style-name="ch1">
        <chart:legend chart:legend-position="end" svg:x="21.537cm" svg:y="5.089cm" chart:style-name="ch2"/>
        <chart:plot-area chart:style-name="ch3" chart:data-source-has-labels="both" svg:x="0.482cm" svg:y="0.241cm" svg:width="20.574cm" svg:height="11.343cm">
          <chart:axis chart:dimension="x" chart:name="primary-x" chart:style-name="ch4"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3" chart:label-cell-address="local-table.$B$1" chart:class="chart:line">
            <chart:data-point chart:repeated="12"/>
          </chart:series>
          <chart:series chart:style-name="ch7" chart:values-cell-range-address="local-table.$C$2:.$C$13" chart:label-cell-address="local-table.$C$1" chart:class="chart:line">
            <chart:data-point chart:repeated="12"/>
          </chart:series>
          <chart:series chart:style-name="ch8" chart:values-cell-range-address="local-table.$D$2:.$D$13" chart:label-cell-address="local-table.$D$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apk</text:p>
              </table:table-cell>
              <table:table-cell office:value-type="string">
                <text:p>Gfan1</text:p>
              </table:table-cell>
              <table:table-cell office:value-type="string">
                <text:p>Gfan2</text:p>
              </table:table-cell>
            </table:table-row>
          </table:table-header-rows>
          <table:table-rows>
            <table:table-row>
              <table:table-cell office:value-type="string">
                <text:p>08-07</text:p>
              </table:table-cell>
              <table:table-cell office:value-type="float" office:value="32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08</text:p>
              </table:table-cell>
              <table:table-cell office:value-type="float" office:value="68">
                <text:p>68</text:p>
              </table:table-cell>
              <table:table-cell office:value-type="float" office:value="19">
                <text:p>1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09</text:p>
              </table:table-cell>
              <table:table-cell office:value-type="float" office:value="85">
                <text:p>85</text:p>
              </table:table-cell>
              <table:table-cell office:value-type="float" office:value="30">
                <text:p>3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0</text:p>
              </table:table-cell>
              <table:table-cell office:value-type="float" office:value="94">
                <text:p>94</text:p>
              </table:table-cell>
              <table:table-cell office:value-type="float" office:value="43">
                <text:p>4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1</text:p>
              </table:table-cell>
              <table:table-cell office:value-type="float" office:value="94">
                <text:p>94</text:p>
              </table:table-cell>
              <table:table-cell office:value-type="float" office:value="48">
                <text:p>4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2</text:p>
              </table:table-cell>
              <table:table-cell office:value-type="float" office:value="94">
                <text:p>94</text:p>
              </table:table-cell>
              <table:table-cell office:value-type="float" office:value="49">
                <text:p>4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5</text:p>
              </table:table-cell>
              <table:table-cell office:value-type="float" office:value="109">
                <text:p>109</text:p>
              </table:table-cell>
              <table:table-cell office:value-type="float" office:value="49">
                <text:p>4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6</text:p>
              </table:table-cell>
              <table:table-cell office:value-type="float" office:value="113">
                <text:p>113</text:p>
              </table:table-cell>
              <table:table-cell office:value-type="float" office:value="49">
                <text:p>4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7</text:p>
              </table:table-cell>
              <table:table-cell office:value-type="float" office:value="115">
                <text:p>115</text:p>
              </table:table-cell>
              <table:table-cell office:value-type="float" office:value="49">
                <text:p>4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8</text:p>
              </table:table-cell>
              <table:table-cell office:value-type="float" office:value="119">
                <text:p>119</text:p>
              </table:table-cell>
              <table:table-cell office:value-type="float" office:value="49">
                <text:p>49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83caff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25cm" svg:height="12.988cm" xlink:href="." chart:class="chart:bar" chart:style-name="ch1">
        <chart:plot-area chart:style-name="ch2" chart:data-source-has-labels="both" svg:x="0.506cm" svg:y="0.259cm" svg:width="24.313cm" svg:height="12.4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local-table.$A$2:.$A$16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local-table.$B$2:.$B$16" chart:label-cell-address="local-table.$B$1" chart:class="chart:bar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北京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成都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西安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济南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天津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广州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香港(市区的士)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上海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深圳(红黄的)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沈阳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石家庄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青岛(标准客运)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厦门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杭州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重庆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 draw:opacity="5%" draw:opacity-name="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stroke="none" draw:fill-color="#33cc66"/>
    </style:style>
    <style:style style:name="ch9" style:family="chart">
      <style:chart-properties chart:solid-type="cuboid"/>
      <style:graphic-properties draw:stroke="none"/>
    </style:style>
    <style:style style:name="ch10" style:family="chart">
      <style:chart-properties chart:solid-type="cuboid"/>
      <style:graphic-properties draw:stroke="none" draw:fill-color="#80808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35cm" svg:height="10.984cm" xlink:href="." chart:class="chart:bar" chart:style-name="ch1">
        <chart:legend chart:legend-position="bottom" svg:x="6.811cm" svg:y="10.201cm" chart:style-name="ch2"/>
        <chart:plot-area chart:style-name="ch3" chart:data-source-has-labels="both" svg:x="0.287cm" svg:y="0.219cm" svg:width="13.489cm" svg:height="9.764cm"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aunch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Evaluation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TaxiMeter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stroke="none" draw:fill-color="#83caff"/>
    </style:style>
    <style:style style:name="ch9" style:family="chart">
      <style:chart-properties chart:solid-type="cuboid" chart:pie-offset="10"/>
      <style:graphic-properties draw:stroke="none" draw:fill-color="#aecf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13cm" svg:height="10.161cm" xlink:href="." chart:class="chart:circle" chart:style-name="ch1">
        <chart:legend chart:legend-position="end" svg:x="9.99cm" svg:y="4.611cm" chart:style-name="ch2"/>
        <chart:plot-area chart:style-name="ch3" chart:data-source-has-labels="both" svg:x="0.232cm" svg:y="0.203cm" svg:width="9.527cm" svg:height="9.552cm">
          <chart:axis chart:dimension="x" chart:name="primary-x" chart:style-name="ch4"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First 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468">
                <text:p>46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spline-order="3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 chart:pie-offset="7"/>
      <style:graphic-properties draw:stroke="none" draw:fill-color="#00b8ff" draw:opacity="50%" draw:opacity-name=""/>
    </style:style>
    <style:style style:name="ch9" style:family="chart">
      <style:chart-properties chart:solid-type="cuboid"/>
      <style:graphic-properties draw:stroke="none" draw:fill-color="#ff6633"/>
    </style:style>
    <style:style style:name="ch10" style:family="chart">
      <style:chart-properties chart:solid-type="cuboid"/>
      <style:graphic-properties draw:stroke="none" draw:fill-color="#aecf00"/>
    </style:style>
    <style:style style:name="ch11" style:family="chart">
      <style:chart-properties chart:solid-type="cuboid"/>
      <style:graphic-properties draw:stroke="none"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301cm" svg:height="12.701cm" xlink:href="." chart:class="chart:circle" chart:style-name="ch1">
        <chart:legend chart:legend-position="bottom" svg:x="4.566cm" svg:y="11.629cm" chart:style-name="ch2"/>
        <chart:plot-area chart:style-name="ch3" chart:data-source-has-labels="both" svg:x="0.306cm" svg:y="0.254cm" svg:width="14.383cm" svg:height="11.122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0-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-1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5-99</text:p>
              </table:table-cell>
              <table:table-cell office:value-type="float" office:value="273">
                <text:p>27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314004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258cm" svg:height="6.351cm" xlink:href="." chart:class="chart:circle" chart:style-name="ch1">
        <chart:legend chart:legend-position="end" svg:x="5.719cm" svg:y="2.643cm" chart:style-name="ch2"/>
        <chart:plot-area chart:style-name="ch3" chart:data-source-has-labels="both" svg:x="0.145cm" svg:y="0.127cm" svg:width="5.43cm" svg:height="5.97cm">
          <chart:axis chart:dimension="x" chart:name="primary-x" chart:style-name="ch4"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白天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夜间</text:p>
              </table:table-cell>
              <table:table-cell office:value-type="float" office:value="457">
                <text:p>45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83caff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25cm" svg:height="12.988cm" xlink:href="." chart:class="chart:bar" chart:style-name="ch1">
        <chart:plot-area chart:style-name="ch2" chart:data-source-has-labels="both" svg:x="0.506cm" svg:y="0.259cm" svg:width="24.313cm" svg:height="12.4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local-table.$A$2:.$A$16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local-table.$B$2:.$B$16" chart:label-cell-address="local-table.$B$1" chart:class="chart:bar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北京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成都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西安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济南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天津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广州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香港(市区的士)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上海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深圳(红黄的)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沈阳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石家庄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青岛(标准客运)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厦门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杭州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重庆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